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1a304"/>
    </style:style>
    <style:style style:name="P2" style:family="paragraph" style:parent-style-name="Standard">
      <style:text-properties officeooo:paragraph-rsid="00055f16"/>
    </style:style>
    <style:style style:name="P3" style:family="paragraph" style:parent-style-name="Standard">
      <style:text-properties officeooo:paragraph-rsid="00056b5c"/>
    </style:style>
    <style:style style:name="P4" style:family="paragraph" style:parent-style-name="Standard">
      <style:text-properties officeooo:paragraph-rsid="00092dfd"/>
    </style:style>
    <style:style style:name="P5" style:family="paragraph" style:parent-style-name="Standard">
      <style:text-properties officeooo:paragraph-rsid="000a7087"/>
    </style:style>
    <style:style style:name="P6" style:family="paragraph" style:parent-style-name="Standard">
      <style:paragraph-properties fo:margin-left="0in" fo:margin-right="0in" fo:text-indent="0in" style:auto-text-indent="false"/>
      <style:text-properties officeooo:paragraph-rsid="0001a304"/>
    </style:style>
    <style:style style:name="T1" style:family="text">
      <style:text-properties officeooo:rsid="0001a304"/>
    </style:style>
    <style:style style:name="T2" style:family="text">
      <style:text-properties officeooo:rsid="000249b2"/>
    </style:style>
    <style:style style:name="T3" style:family="text">
      <style:text-properties officeooo:rsid="000304c6"/>
    </style:style>
    <style:style style:name="T4" style:family="text">
      <style:text-properties officeooo:rsid="000334fc"/>
    </style:style>
    <style:style style:name="T5" style:family="text">
      <style:text-properties officeooo:rsid="0004f88c"/>
    </style:style>
    <style:style style:name="T6" style:family="text">
      <style:text-properties officeooo:rsid="00055f16"/>
    </style:style>
    <style:style style:name="T7" style:family="text">
      <style:text-properties officeooo:rsid="00056b5c"/>
    </style:style>
    <style:style style:name="T8" style:family="text">
      <style:text-properties officeooo:rsid="0005c8c9"/>
    </style:style>
    <style:style style:name="T9" style:family="text">
      <style:text-properties officeooo:rsid="000604bf"/>
    </style:style>
    <style:style style:name="T10" style:family="text">
      <style:text-properties officeooo:rsid="000759b3"/>
    </style:style>
    <style:style style:name="T11" style:family="text">
      <style:text-properties officeooo:rsid="000838a5"/>
    </style:style>
    <style:style style:name="T12" style:family="text">
      <style:text-properties style:text-position="super 58%" officeooo:rsid="000838a5"/>
    </style:style>
    <style:style style:name="T13" style:family="text">
      <style:text-properties officeooo:rsid="00092dfd"/>
    </style:style>
    <style:style style:name="T14" style:family="text">
      <style:text-properties officeooo:rsid="00096c23"/>
    </style:style>
    <style:style style:name="T15" style:family="text">
      <style:text-properties officeooo:rsid="000a0a63"/>
    </style:style>
    <style:style style:name="T16" style:family="text">
      <style:text-properties officeooo:rsid="000a7087"/>
    </style:style>
    <style:style style:name="T17" style:family="text">
      <style:text-properties officeooo:rsid="000c4bc4"/>
    </style:style>
    <style:style style:name="T18" style:family="text">
      <style:text-properties officeooo:rsid="000dbe3b"/>
    </style:style>
    <style:style style:name="T19" style:family="text">
      <style:text-properties officeooo:rsid="000df2ae"/>
    </style:style>
    <style:style style:name="T20" style:family="text">
      <style:text-properties officeooo:rsid="000e72e2"/>
    </style:style>
    <style:style style:name="T21" style:family="text">
      <style:text-properties officeooo:rsid="0010573d"/>
    </style:style>
    <style:style style:name="T22" style:family="text">
      <style:text-properties officeooo:rsid="00106ff0"/>
    </style:style>
    <style:style style:name="T23" style:family="text">
      <style:text-properties officeooo:rsid="0012a81f"/>
    </style:style>
    <style:style style:name="T24" style:family="text">
      <style:text-properties officeooo:rsid="0013b6ce"/>
    </style:style>
    <style:style style:name="T25" style:family="text">
      <style:text-properties officeooo:rsid="0015142a"/>
    </style:style>
    <style:style style:name="T26" style:family="text">
      <style:text-properties officeooo:rsid="001695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perating Systems Homework 6</text:span></text:p>
      <text:p text:style-name="P1"><text:span text:style-name="T1">Matt Buland</text:span></text:p>
      <text:p text:style-name="P1"><text:span text:style-name="T1"/></text:p>
      <text:p text:style-name="P1"><text:span text:style-name="T1">Review Questions:</text:span></text:p>
      <text:p text:style-name="P1"><text:span text:style-name="T1">8.1<text:tab/></text:span><text:span text:style-name="T2">Simple Paging vs Virtual Memory Paging</text:span></text:p>
      <text:p text:style-name="P6"><text:span text:style-name="T2">With simple paging, it is expected that all paged segments are inside main memory. With virtual memory paging, there is no such </text:span><text:span text:style-name="T3">requirement; It's entirely possible that a virtual memory segment reall</text:span><text:span text:style-name="T6">y</text:span><text:span text:style-name="T3"> exists inside a hard disk, or other memory location.</text:span></text:p>
      <text:p text:style-name="P6"><text:span text:style-name="T3"/></text:p>
      <text:p text:style-name="P1"><text:span text:style-name="T1">8.2<text:tab/></text:span><text:span text:style-name="T3">Thrashing is where a </text:span><text:span text:style-name="T4">program or entity asks for many more requests than it needs, working the TPB harder than it needs to be.</text:span></text:p>
      <text:p text:style-name="P1"><text:span text:style-name="T4"/></text:p>
      <text:p text:style-name="P1"><text:span text:style-name="T1">8.3<text:tab/></text:span><text:span text:style-name="T4">Principle of locality is crucial to virtual memory because there's a chance that the virtual memory segment is not in main memory, and will be transferred there. Upon doing that, any memory local to the segment will also be in main memory from the same transfer, so when one of those pieces of data is asked for, it will be in main memory, readily accessible.</text:span></text:p>
      <text:p text:style-name="P1"><text:span text:style-name="T4"/></text:p>
      <text:p text:style-name="P1"><text:span text:style-name="T1">8.4<text:tab/></text:span><text:span text:style-name="T4">Each page table entry contains </text:span><text:span text:style-name="T6">a reference to its real frame, age, copy on write bit, modify bit, a page reference, valid bit, and protect bit.</text:span></text:p>
      <text:p text:style-name="P1"><text:span text:style-name="T6"/></text:p>
      <text:p text:style-name="P1"><text:span text:style-name="T1">8.5<text:tab/></text:span><text:span text:style-name="T4">Translation Lookaside </text:span><text:span text:style-name="T5">B</text:span><text:span text:style-name="T4">uffer is </text:span><text:span text:style-name="T5">a cache that improves virtual memory lookup. Without looking a page up in the page table, </text:span><text:span text:style-name="T6">the TLB offers a quick method of cacheing. The page table requires multiple accesses of memory, making it fairly expensive.</text:span></text:p>
      <text:p text:style-name="P1"><text:span text:style-name="T6"/></text:p>
      <text:p text:style-name="P1"><text:span text:style-name="T1">8.6<text:tab/></text:span><text:span text:style-name="T6">Alternative Page Fetch Methods:</text:span></text:p>
      <text:p text:style-name="P1"><text:span text:style-name="T6">On-demand (brought into memory when requested)</text:span></text:p>
      <text:p text:style-name="P1"><text:span text:style-name="T6">Prepaging ( an estimation is made to which pages will be requested next; all of which are placed into <text:tab/>memory.)</text:span></text:p>
      <text:p text:style-name="P1"><text:span text:style-name="T6"><text:tab/>i. Working-set: all of a process's memory within a certain temporal locality are fetched</text:span></text:p>
      <text:p text:style-name="P1"><text:span text:style-name="T6"><text:tab/>ii. Clustering: when a page is fetched, grab the next page or so.</text:span></text:p>
      <text:p text:style-name="P1"><text:span text:style-name="T6"><text:tab/>iii. Advised: the compiler or programmer make suggestions on which pages to fetch.</text:span></text:p>
      <text:p text:style-name="P1"><text:span text:style-name="T6"/></text:p>
      <text:p text:style-name="P1"><text:span text:style-name="T1">8.7<text:tab/></text:span><text:span text:style-name="T6">Resident set management vs page replacement policy</text:span></text:p>
      <text:p text:style-name="P2"><text:span text:style-name="T6">Resident Set Management is the process the OS goes through to allocate memory to be used for a process. Small processes should get smaller resident sets, and bigger ones, a larger resident set.</text:span></text:p>
      <text:p text:style-name="P2"><text:span text:style-name="T6">Page replacement policy is the rules that are followed when a new page needs to be placed into the resident set, and another must be replaced.</text:span></text:p>
      <text:p text:style-name="P2"><text:span text:style-name="T6"/></text:p>
      <text:p text:style-name="P1"><text:span text:style-name="T1">8.11<text:tab/></text:span><text:span text:style-name="T6">Resident set vs working set</text:span></text:p>
      <text:p text:style-name="P3"><text:span text:style-name="T7">The resident set is the set of memory pages that exist in main memory. The working set is the set of pages that a process will use within a time frame.</text:span></text:p>
      <text:p text:style-name="P3"><text:span text:style-name="T7"/></text:p>
      <text:p text:style-name="P1"><text:span text:style-name="T1">Problems:</text:span></text:p>
      <text:p text:style-name="P3"><text:span text:style-name="T1">8.1</text:span></text:p>
      <text:p text:style-name="P3"><text:span text:style-name="T1"><text:tab/></text:span><text:span text:style-name="T7">a.<text:tab/>First, the process accesses the page table, looking for its virtual page number. From that, <text:tab/><text:tab/>it checks that the page is valid, then sets the reference bit to 1, and gets the page frame <text:tab/><text:tab/><text:tab/>number, corresponding to the page frame in memory. Knowing the offset inside the page <text:tab/><text:tab/>of interest, the process can then access the memory in the page frame.</text:span></text:p>
      <text:p text:style-name="P3"><text:span text:style-name="T7"><text:tab/>b.<text:tab/>Calculate physical addresses:</text:span></text:p>
      <text:p text:style-name="P3"><text:soft-page-break/><text:span text:style-name="T7"><text:tab/><text:tab/>I.<text:tab/></text:span><text:span text:style-name="T8">1052 → page </text:span><text:span text:style-name="T9">index 1</text:span><text:span text:style-name="T8"> ( &gt;1024 ) offset of 28</text:span></text:p>
      <text:p text:style-name="P3"><text:span text:style-name="T8"><text:tab/><text:tab/><text:tab/>frame = 7 =&gt; 7168 + 28 = 7196</text:span></text:p>
      <text:p text:style-name="P3"><text:span text:style-name="T8"><text:tab/><text:tab/><text:tab/>7196 → </text:span><text:span text:style-name="T17">0x</text:span><text:span text:style-name="T8">1C1C</text:span></text:p>
      <text:p text:style-name="P3"><text:span text:style-name="T8"><text:tab/><text:tab/>II.<text:tab/>2221 → page </text:span><text:span text:style-name="T9">index 2</text:span><text:span text:style-name="T8"> offset </text:span><text:span text:style-name="T9">173</text:span></text:p>
      <text:p text:style-name="P3"><text:span text:style-name="T9"><text:tab/><text:tab/><text:tab/>frame = invalid location</text:span></text:p>
      <text:p text:style-name="P3"><text:span text:style-name="T9"><text:tab/><text:tab/>III.<text:tab/>5499 → page index </text:span><text:span text:style-name="T17">5</text:span><text:span text:style-name="T9"> offset 379</text:span></text:p>
      <text:p text:style-name="P3"><text:span text:style-name="T9"><text:tab/><text:tab/><text:tab/>frame = </text:span><text:span text:style-name="T17">0 =&gt; 0 + 379 = 379</text:span></text:p>
      <text:p text:style-name="P3"><text:span text:style-name="T17"><text:tab/><text:tab/><text:tab/>379 → 0x17b</text:span></text:p>
      <text:p text:style-name="P1"><text:span text:style-name="T7"/></text:p>
      <text:p text:style-name="P1"><text:span text:style-name="T1">8.2<text:tab/></text:span><text:span text:style-name="T10">a.<text:tab/>With a 4 page working set, the best case scenario for page faults will keep A0, or B0 or <text:tab/><text:tab/><text:tab/>C0 in the set, then page fault for other addresses. This will cause </text:span><text:span text:style-name="T13">3*</text:span><text:span text:style-name="T10">16*64 – </text:span><text:span text:style-name="T13">16*</text:span><text:span text:style-name="T10">63 <text:tab/><text:tab/><text:tab/></text:span><text:span text:style-name="T13">faults. That's 2064 </text:span><text:span text:style-name="T10">page faults in total. The -63 is to account for the 63 times we <text:tab/><text:tab/><text:tab/><text:tab/>would've had a page fault if we </text:span><text:span text:style-name="T13">h</text:span><text:span text:style-name="T10">adn't kept A0/B0/C0 </text:span><text:span text:style-name="T11">in the working set. That last 64</text:span><text:span text:style-name="T12">th</text:span><text:span text:style-name="T11"> is <text:tab/><text:tab/>the first time A0/B0/C0 is loaded into memory, which has to happen once.</text:span></text:p>
      <text:p text:style-name="P1"><text:span text:style-name="T11"><text:tab/></text:span></text:p>
      <text:p text:style-name="P1"><text:span text:style-name="T13"><text:tab/>b.<text:tab/>Yes. In the for-loops, swap i's and j's. Now the iteration will happen in a different order, <text:tab/><text:tab/><text:tab/>but significantly reduce page faults</text:span></text:p>
      <text:p text:style-name="P1"><text:span text:style-name="T13"/></text:p>
      <text:p text:style-name="P1"><text:span text:style-name="T13"><text:tab/>c.<text:tab/>48 page faults. Almost 1/43rd the number of faults.</text:span></text:p>
      <text:p text:style-name="P4"><text:span text:style-name="T1">8.4<text:tab/></text:span><text:span text:style-name="T13">FIFO<text:tab/>[ 7, <text:s/>, <text:s/>] → [ 7, 0, <text:s/>] → [ 7, 0, 1 ] → [ 2, 0, 1 ]F → [ 2, 0, 1 ] → [ 2, 3, 1 ]F → [ 2, 3, 0 ]F <text:tab/><text:tab/><text:tab/>→ [ 4, 3, 0 ]F → [ 4, 2, 0 ]F → [ 4, 2, 3 ]F → [ 0, 2, 3 ]F → [ 0, 2, 3 ] → [ 0, 2, 3 ]</text:span></text:p>
      <text:p text:style-name="P4"><text:span text:style-name="T13"><text:tab/></text:span></text:p>
      <text:p text:style-name="P4"><text:span text:style-name="T13"><text:tab/>LRU<text:tab/>[ 7, <text:s/>, <text:s/>] → [ 7, 0, <text:s/>] → [ 7, 0, 1 ] → [ 2, 0, 1 ]F → [ 2, 0, 1 ] → [ 2, 0, 3 ]F → [ 2, 0, 3 ]</text:span></text:p>
      <text:p text:style-name="P4"><text:span text:style-name="T13"><text:tab/><text:tab/>→ [ </text:span><text:span text:style-name="T14">4, 0, 3 ]F → [ 4, 0, 2 ]F → [ 4, 3, 2 ]F → [ 0, 3, 2 ]F → [ 0, 3, 2 ] → [ 0, 3, 2 ]</text:span></text:p>
      <text:p text:style-name="P4"><text:span text:style-name="T13"/></text:p>
      <text:p text:style-name="P5"><text:span text:style-name="T13"><text:tab/>Clock<text:tab/>[ 7, <text:s/>, <text:s/>] → [ 7, 0, <text:s/>] → [ 7, 0, 1 ] → </text:span><text:span text:style-name="T15">[ 2, 0, 1 ]F → </text:span><text:span text:style-name="T16">[ 2, 0, 1 ] → [ 2, 0, 3 ]F → [ 2, 0, 3 ]</text:span></text:p>
      <text:p text:style-name="P5"><text:span text:style-name="T16"><text:tab/><text:tab/>→ [ 4, 0, 3 ]F → </text:span><text:span text:style-name="T17">[ 4, 2, 3 ]F → </text:span><text:span text:style-name="T18">[ 4, 2, 3 ] → </text:span><text:span text:style-name="T17">[ 0, 2, 3 ]F → [ 0, 2, 3 ] → [ 0, 2, 3 ]</text:span></text:p>
      <text:p text:style-name="P4"><text:span text:style-name="T13"/></text:p>
      <text:p text:style-name="P4"><text:span text:style-name="T13"><text:tab/>Optimal [ 7, <text:s/>, <text:s/>] → [ 7, 0, <text:s/>] → [ 7, 0, 1 ] → </text:span><text:span text:style-name="T19">[ 2, 0, 1 ]F → [ 2, 0, 1 ] → [ 2, 0, 3 ]F → [ 2, 0, 3 ]</text:span></text:p>
      <text:p text:style-name="P4"><text:span text:style-name="T19"><text:tab/><text:tab/>→ [ 2, 4, 3 ]F → [ 2, 4, 3 ] → [ 2, 4, 3 ] → [ 2, 0, 3 ]F → [ 2, 0, 3 ] → [ 2, 0, 3 ]</text:span></text:p>
      <text:p text:style-name="P4"><text:span text:style-name="T13"/></text:p>
      <text:p text:style-name="P4"><text:span text:style-name="T13"><text:tab/>Totals:</text:span></text:p>
      <text:p text:style-name="P4"><text:span text:style-name="T13"><text:tab/>FIFO:<text:tab/>7, </text:span><text:span text:style-name="T21">53% </text:span><text:span text:style-name="T13"><text:tab/>LRU: </text:span><text:span text:style-name="T22">5</text:span><text:span text:style-name="T20">, </text:span><text:span text:style-name="T22">38</text:span><text:span text:style-name="T21">%</text:span><text:span text:style-name="T13"><text:tab/>Clock: </text:span><text:span text:style-name="T20">5, </text:span><text:span text:style-name="T21">38%</text:span><text:span text:style-name="T13"><text:tab/> Optimal: </text:span><text:span text:style-name="T20">4, </text:span><text:span text:style-name="T21">31%</text:span></text:p>
      <text:p text:style-name="P4"><text:span text:style-name="T21"/></text:p>
      <text:p text:style-name="P1"><text:span text:style-name="T1">8.10<text:tab/></text:span><text:span text:style-name="T23">1024 entries per page, and there are </text:span><text:span text:style-name="T24">2^</text:span><text:span text:style-name="T25">5</text:span><text:span text:style-name="T24">2 frames to address (less the 12 bits for the offset</text:span><text:span text:style-name="T25">)</text:span><text:span text:style-name="T24"> It <text:tab/>will take a </text:span><text:span text:style-name="T25">6</text:span><text:span text:style-name="T24">-level page table to address this, </text:span><text:span text:style-name="T25">as each level offers 1024 (2^10) times more frames <text:tab/>than the previous level.</text:span></text:p>
      <text:p text:style-name="P1"><text:span text:style-name="T24"/></text:p>
      <text:p text:style-name="P1"><text:span text:style-name="T1">8.11<text:tab/></text:span><text:span text:style-name="T24">a. 400ns</text:span></text:p>
      <text:p text:style-name="P1"><text:span text:style-name="T24"><text:tab/>b. 220ns + 0.</text:span><text:span text:style-name="T25">15</text:span><text:span text:style-name="T24">(200ns) = </text:span><text:span text:style-name="T25">250ns</text:span></text:p>
      <text:p text:style-name="P1"><text:span text:style-name="T24"><text:tab/>c. By having the TLB, there is now a 15% chance that we do not need to lookup the memory <text:tab/>location in the page table, meaning there's only an 85% chance that the extra memory access to <text:tab/></text:span><text:span text:style-name="T25">the page table doesn't occur.</text:span></text:p>
      <text:p text:style-name="P1"><text:span text:style-name="T25"/></text:p>
      <text:p text:style-name="P1"><text:span text:style-name="T1">8.18<text:tab/></text:span><text:span text:style-name="T26">a. 11 bits for the offset;<text:tab/>5 bits for all the pages, which means the entire address would only <text:tab/><text:tab/>take up 16 bits</text:span></text:p>
      <text:p text:style-name="P1"><text:span text:style-name="T26"><text:tab/>b. Length of 32, and a width of 9 bits.</text:span></text:p>
      <text:p text:style-name="P1"><text:span text:style-name="T26"><text:tab/>c. The page table width only takes up 8 bits (because a 1 bit reduction reduces the addressible <text:tab/><text:tab/> <text:s text:c="3"/>space by ha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4:35:37</meta:creation-date>
    <dc:date>2013-04-03T22:07:54</dc:date>
    <meta:editing-duration>PT6H27M15S</meta:editing-duration>
    <meta:editing-cycles>11</meta:editing-cycles>
    <meta:generator>LibreOffice/4.0.1.2$Linux_X86_64 LibreOffice_project/400m0$Build-2</meta:generator>
    <meta:document-statistic meta:table-count="0" meta:image-count="0" meta:object-count="0" meta:page-count="2" meta:paragraph-count="53" meta:word-count="1097" meta:character-count="5099" meta:non-whitespace-character-count="3955"/>
  </office:meta>
</office:document-meta>
</file>